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6457d" officeooo:paragraph-rsid="00012b0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457d" officeooo:paragraph-rsid="00012b0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6457d" officeooo:paragraph-rsid="00012b04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officeooo:rsid="00172a44" officeooo:paragraph-rsid="00012b04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officeooo:rsid="000aa6eb" officeooo:paragraph-rsid="00012b04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officeooo:rsid="0018ecb9" officeooo:paragraph-rsid="00012b04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style="italic" fo:font-weight="bold" officeooo:rsid="002100db" officeooo:paragraph-rsid="00012b04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style="italic" fo:font-weight="bold" officeooo:rsid="002100db" officeooo:paragraph-rsid="00012b04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fo:font-weight="bold" officeooo:rsid="0007b249" officeooo:paragraph-rsid="00012b04" style:font-weight-asian="bold" style:font-weight-complex="bold"/>
    </style:style>
    <style:style style:name="P10" style:family="paragraph" style:parent-style-name="Standard" style:list-style-name="L7">
      <style:paragraph-properties fo:margin-top="0in" fo:margin-bottom="0in" loext:contextual-spacing="false" fo:text-align="justify" style:justify-single-word="false"/>
      <style:text-properties fo:font-size="10pt" fo:font-weight="normal" officeooo:rsid="0007b249" officeooo:paragraph-rsid="00012b04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7b249" officeooo:paragraph-rsid="00012b04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9282d" officeooo:paragraph-rsid="00012b04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aa6eb" officeooo:paragraph-rsid="00012b04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bbb19" officeooo:paragraph-rsid="00012b04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c3a1d" officeooo:paragraph-rsid="00012b04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e46a1" officeooo:paragraph-rsid="00012b04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8524a" officeooo:paragraph-rsid="00012b04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52ceb" officeooo:paragraph-rsid="00012b04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6d25a" officeooo:paragraph-rsid="00012b04" style:font-size-asian="8.75pt" style:font-weight-asian="normal" style:font-size-complex="10pt" style:font-weight-complex="normal"/>
    </style:style>
    <style:style style:name="P20" style:family="paragraph" style:parent-style-name="Standard" style:list-style-name="L9">
      <style:paragraph-properties fo:margin-top="0in" fo:margin-bottom="0in" loext:contextual-spacing="false" fo:text-align="justify" style:justify-single-word="false"/>
      <style:text-properties fo:font-size="10pt" fo:font-weight="normal" officeooo:rsid="002f16a7" officeooo:paragraph-rsid="00012b04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f16a7" officeooo:paragraph-rsid="00012b04" style:font-size-asian="8.75pt" style:font-weight-asian="normal" style:font-size-complex="10pt" style:font-weight-complex="normal"/>
    </style:style>
    <style:style style:name="P22" style:family="paragraph" style:parent-style-name="Standard" style:list-style-name="L10">
      <style:paragraph-properties fo:margin-top="0in" fo:margin-bottom="0in" loext:contextual-spacing="false" fo:text-align="justify" style:justify-single-word="false"/>
      <style:text-properties fo:font-size="10pt" fo:font-weight="normal" officeooo:rsid="002f7eb3" officeooo:paragraph-rsid="00012b04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f7eb3" officeooo:paragraph-rsid="00012b04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8aa86" officeooo:paragraph-rsid="00012b04" style:font-size-asian="8.75pt" style:font-weight-asian="normal" style:font-size-complex="10pt" style:font-weight-complex="normal"/>
    </style:style>
    <style:style style:name="P25" style:family="paragraph" style:parent-style-name="Standard" style:list-style-name="L11">
      <style:paragraph-properties fo:margin-top="0in" fo:margin-bottom="0in" loext:contextual-spacing="false" fo:text-align="justify" style:justify-single-word="false"/>
      <style:text-properties fo:font-size="10pt" fo:font-weight="normal" officeooo:rsid="0019ff8f" officeooo:paragraph-rsid="00012b04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9ff8f" officeooo:paragraph-rsid="00012b04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d7ce8" officeooo:paragraph-rsid="00012b04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28240" officeooo:paragraph-rsid="00012b04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3d3a9" officeooo:paragraph-rsid="00012b04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8ecb9" officeooo:paragraph-rsid="00012b04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bold" officeooo:rsid="000aa6eb" officeooo:paragraph-rsid="00012b04" style:font-size-asian="8.75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bold" officeooo:rsid="00128240" officeooo:paragraph-rsid="00012b04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bold" officeooo:rsid="002a7ce3" officeooo:paragraph-rsid="00012b04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italic" fo:font-weight="bold" officeooo:rsid="002100db" officeooo:paragraph-rsid="00012b04" style:font-size-asian="8.75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33794" officeooo:paragraph-rsid="00012b04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8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8524a" officeooo:paragraph-rsid="00012b04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8524a" officeooo:paragraph-rsid="00012b04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8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99b2e" officeooo:paragraph-rsid="00012b04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99b2e" officeooo:paragraph-rsid="00012b04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a7ce3" officeooo:paragraph-rsid="00012b04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af10d" officeooo:paragraph-rsid="00012b04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ca5d1" officeooo:paragraph-rsid="00012b04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18ecb9" officeooo:paragraph-rsid="00012b04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19ff8f" officeooo:paragraph-rsid="00012b04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style:text-underline-style="none" fo:font-weight="normal" officeooo:rsid="002ca5d1" officeooo:paragraph-rsid="00012b04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font-weight="bold" officeooo:rsid="0006457d" officeooo:paragraph-rsid="00012b04" style:font-weight-asian="bold" style:font-weight-complex="bold"/>
    </style:style>
    <style:style style:name="P4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font-weight="bold" officeooo:rsid="00072188" officeooo:paragraph-rsid="00012b04" style:font-weight-asian="bold" style:font-weight-complex="bold"/>
    </style:style>
    <style:style style:name="P4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font-weight="bold" officeooo:rsid="00019402" officeooo:paragraph-rsid="00019402" style:font-weight-asian="bold" style:font-weight-complex="bold"/>
    </style:style>
    <style:style style:name="P49" style:family="paragraph" style:parent-style-name="Standard">
      <style:paragraph-properties fo:margin-top="0.2772in" fo:margin-bottom="0.2772in" loext:contextual-spacing="false" fo:text-align="justify" style:justify-single-word="false"/>
      <style:text-properties fo:font-weight="bold" officeooo:rsid="00072188" officeooo:paragraph-rsid="00012b04" style:font-weight-asian="bold" style:font-weight-complex="bold"/>
    </style:style>
    <style:style style:name="P50" style:family="paragraph">
      <style:paragraph-properties fo:text-align="center"/>
    </style:style>
    <style:style style:name="P51" style:family="paragraph">
      <loext:graphic-properties draw:fill-color="#ffd320"/>
      <style:paragraph-properties fo:text-align="center"/>
    </style:style>
    <style:style style:name="P52" style:family="paragraph">
      <loext:graphic-properties draw:fill-color="#9999ff"/>
      <style:paragraph-properties fo:text-align="center"/>
    </style:style>
    <style:style style:name="P53" style:family="paragraph">
      <loext:graphic-properties draw:fill-color="#ffd320"/>
      <style:paragraph-properties fo:text-align="center"/>
      <style:text-properties fo:font-size="12pt"/>
    </style:style>
    <style:style style:name="P54" style:family="paragraph">
      <loext:graphic-properties draw:opacity="0%"/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800000"/>
    </style:style>
    <style:style style:name="T1" style:family="text">
      <style:text-properties officeooo:rsid="002e9cb7"/>
    </style:style>
    <style:style style:name="T2" style:family="text">
      <style:text-properties officeooo:rsid="00114b6d"/>
    </style:style>
    <style:style style:name="T3" style:family="text">
      <style:text-properties officeooo:rsid="000d7ce8"/>
    </style:style>
    <style:style style:name="T4" style:family="text">
      <style:text-properties officeooo:rsid="001adc25"/>
    </style:style>
    <style:style style:name="T5" style:family="text">
      <style:text-properties officeooo:rsid="0009282d"/>
    </style:style>
    <style:style style:name="T6" style:family="text">
      <style:text-properties officeooo:rsid="0018ecb9"/>
    </style:style>
    <style:style style:name="T7" style:family="text">
      <style:text-properties officeooo:rsid="000c3a1d"/>
    </style:style>
    <style:style style:name="T8" style:family="text">
      <style:text-properties officeooo:rsid="000aa6eb"/>
    </style:style>
    <style:style style:name="T9" style:family="text">
      <style:text-properties officeooo:rsid="0012e40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2e401" style:font-weight-asian="normal" style:font-weight-complex="normal"/>
    </style:style>
    <style:style style:name="T12" style:family="text">
      <style:text-properties officeooo:rsid="00172a44"/>
    </style:style>
    <style:style style:name="T13" style:family="text">
      <style:text-properties officeooo:rsid="00227e8c"/>
    </style:style>
    <style:style style:name="T14" style:family="text">
      <style:text-properties officeooo:rsid="002100db"/>
    </style:style>
    <style:style style:name="T15" style:family="text">
      <style:text-properties officeooo:rsid="00252ceb"/>
    </style:style>
    <style:style style:name="T16" style:family="text">
      <style:text-properties officeooo:rsid="0026d25a"/>
    </style:style>
    <style:style style:name="T17" style:family="text">
      <style:text-properties officeooo:rsid="002af10d"/>
    </style:style>
    <style:style style:name="T18" style:family="text">
      <style:text-properties fo:font-style="normal" fo:font-weight="normal" officeooo:rsid="0021390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1bf8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27e8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33794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0233794" style:font-style-asian="normal" style:font-style-complex="normal"/>
    </style:style>
    <style:style style:name="T23" style:family="text">
      <style:text-properties officeooo:rsid="00233794"/>
    </style:style>
    <style:style style:name="T24" style:family="text">
      <style:text-properties officeooo:rsid="0024da49"/>
    </style:style>
    <style:style style:name="T25" style:family="text">
      <style:text-properties officeooo:rsid="0028524a"/>
    </style:style>
    <style:style style:name="T26" style:family="text">
      <style:text-properties officeooo:rsid="00299b2e"/>
    </style:style>
    <style:style style:name="T27" style:family="text">
      <style:text-properties officeooo:rsid="002a7ce3"/>
    </style:style>
    <style:style style:name="T28" style:family="text">
      <style:text-properties officeooo:rsid="002de665"/>
    </style:style>
    <style:style style:name="T29" style:family="text">
      <style:text-properties officeooo:rsid="002f16a7"/>
    </style:style>
    <style:style style:name="T30" style:family="text">
      <style:text-properties officeooo:rsid="002f8bc5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19ff8f" style:font-style-asian="italic" style:font-style-complex="italic"/>
    </style:style>
    <style:style style:name="T33" style:family="text">
      <style:text-properties fo:font-style="italic" officeooo:rsid="0002ded0" style:font-style-asian="italic" style:font-style-complex="italic"/>
    </style:style>
    <style:style style:name="T34" style:family="text">
      <style:text-properties officeooo:rsid="00019402"/>
    </style:style>
    <style:style style:name="T35" style:family="text">
      <style:text-properties officeooo:rsid="0002ded0"/>
    </style:style>
    <style:style style:name="T36" style:family="text">
      <style:text-properties officeooo:rsid="00031268"/>
    </style:style>
    <style:style style:name="T37" style:family="text">
      <style:text-properties fo:font-size="12pt"/>
    </style:style>
    <style:style style:name="T38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457in" fo:min-width="0.98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ed_20__28_var_29_" svg:stroke-width="0.0201in" svg:stroke-color="#000000" draw:marker-start-width="0.1689in" draw:marker-end-width="0.1689in" draw:fill-color="#ffd320" draw:textarea-horizontal-align="justify" draw:textarea-vertical-align="middle" draw:auto-grow-height="false" fo:min-height="0.5457in" fo:min-width="0.93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9999ff" draw:textarea-horizontal-align="justify" draw:textarea-vertical-align="middle" draw:auto-grow-height="false" fo:min-height="0.5457in" fo:min-width="0.93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9999ff" draw:textarea-horizontal-align="justify" draw:textarea-vertical-align="middle" draw:auto-grow-height="false" fo:min-height="0.5457in" fo:min-width="1.25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457in" fo:min-width="1.05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457in" fo:min-width="0.93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465in" fo:min-width="1.42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Dashed_20__28_var_29_" svg:stroke-width="0.0201in" svg:stroke-color="#000000" draw:marker-start-width="0.1689in" draw:marker-end-width="0.1689in" draw:fill-color="#ffd320" draw:textarea-horizontal-align="justify" draw:textarea-vertical-align="middle" draw:auto-grow-height="false" fo:min-height="0.5457in" fo:min-width="1.03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-color="#9999ff" draw:textarea-horizontal-align="justify" draw:textarea-vertical-align="middle" draw:auto-grow-height="false" fo:min-height="0.5457in" fo:min-width="1.3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000000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4118in" fo:min-width="1.1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4118in" fo:min-width="0.895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3201in" fo:min-width="0.94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4118in" fo:min-width="0.58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4118in" fo:min-width="1.029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4118in" fo:min-width="1.18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7244in" fo:min-width="2.0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756in" fo:min-width="1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244in" fo:min-width="1.64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0201in" svg:stroke-color="#dc2300" draw:marker-start-width="0.1689in" draw:marker-end-width="0.1689in" draw:opacity="0%" draw:textarea-horizontal-align="justify" draw:textarea-vertical-align="middle" draw:auto-grow-height="false" fo:min-height="2.3098in" fo:min-width="2.4508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1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0201in" svg:stroke-color="#dc2300" draw:marker-start-width="0.1689in" draw:marker-end-width="0.1689in" draw:opacity="0%" draw:textarea-horizontal-align="justify" draw:textarea-vertical-align="middle" draw:auto-grow-height="false" fo:min-height="1.439in" fo:min-width="2.302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width="0.0201in" svg:stroke-color="#dc2300" draw:marker-start-width="0.1689in" draw:marker-end-width="0.1689in" draw:opacity="0%" draw:textarea-horizontal-align="justify" draw:textarea-vertical-align="middle" draw:auto-grow-height="false" fo:min-height="1.6701in" fo:min-width="3.9535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ETTO DI PROGRAMMAZIONE AD OGGETTI</text:p>
      <text:p text:style-name="P1">A.A. 2017/2018</text:p>
      <text:p text:style-name="P2"/>
      <text:p text:style-name="P1">KALK</text:p>
      <text:p text:style-name="P2"/>
      <text:p text:style-name="P3"><text:tab/><text:tab/>LUCA STOCCO <text:tab/><text:tab/><text:tab/><text:tab/>Matricola: <text:span text:style-name="T2">1125280</text:span></text:p>
      <text:p text:style-name="P3"><text:tab/><text:tab/>NICCOLO’ VETTORELLO<text:tab/><text:tab/>Matricola: 1122264</text:p>
      <text:p text:style-name="P3"/>
      <text:p text:style-name="P3"/>
      <text:p text:style-name="P3"/>
      <text:p text:style-name="P2">Relazione di <text:span text:style-name="T34">Luca Stocco</text:span></text:p>
      <text:p text:style-name="P3"/>
      <text:p text:style-name="P3"/>
      <text:p text:style-name="P3"/>
      <text:p text:style-name="P3"/>
      <text:p text:style-name="P3"/>
      <text:p text:style-name="P3">INDICE DEI CONTENUTI:</text:p>
      <text:list xml:id="list5490016718278968143" text:style-name="L1">
        <text:list-item>
          <text:p text:style-name="P46">Abstract</text:p>
        </text:list-item>
        <text:list-item>
          <text:p text:style-name="P47">Suddivisione del lavoro</text:p>
        </text:list-item>
        <text:list-item>
          <text:p text:style-name="P47">Gerarchia <text:span text:style-name="T3">dei tipi</text:span>: descrizione e uso</text:p>
        </text:list-item>
        <text:list-item>
          <text:p text:style-name="P47">GUI: <text:span text:style-name="T4">descrizione e manuale utente</text:span></text:p>
        </text:list-item>
        <text:list-item>
          <text:p text:style-name="P48">Parser</text:p>
        </text:list-item>
        <text:list-item>
          <text:p text:style-name="P47">Analisi delle tempistiche</text:p>
        </text:list-item>
        <text:list-item>
          <text:p text:style-name="P47">Ambiente di sviluppo</text:p>
        </text:list-item>
        <text:list-item>
          <text:p text:style-name="P47">Istruzioni per la compilazione</text:p>
        </text:list-item>
      </text:list>
      <text:p text:style-name="P49"/>
      <text:p text:style-name="P9"/>
      <text:p text:style-name="P9"/>
      <text:p text:style-name="P9"/>
      <text:p text:style-name="P9">1) ABSTRACT</text:p>
      <text:p text:style-name="P9"/>
      <text:p text:style-name="P11">KALK e’ una calcolatrice che permette l’esecuzione di operazioni sui seguenti tipi:</text:p>
      <text:list xml:id="list6252759658692671261" text:style-name="L7">
        <text:list-item>
          <text:p text:style-name="P10">numeri razionali</text:p>
        </text:list-item>
        <text:list-item>
          <text:p text:style-name="P10">numeri complessi in forma polare</text:p>
        </text:list-item>
        <text:list-item>
          <text:p text:style-name="P10">numeri complessi in forma cartesiana</text:p>
        </text:list-item>
        <text:list-item>
          <text:p text:style-name="P10">componenti (induttori, resistori, condensatori)</text:p>
        </text:list-item>
        <text:list-item>
          <text:p text:style-name="P10">tuple (<text:span text:style-name="T5">pag. X per una descrizione piu’ dettagliata)</text:span></text:p>
        </text:list-item>
      </text:list>
      <text:p text:style-name="P12">Le possibili operazioni sono contestuali al tipo corrente e spaziano dalla classica aritmetica tra tipi numerici fino ad arrivare ad azioni piu’ specifiche per gli altri tipi gestiti (ad esempio serie e parallelo tra componenti, o operazioni tra tuple).</text:p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><text:soft-page-break/>2) SUDDIVISIONE DEL LAVORO</text:p>
      <text:p text:style-name="P31"/>
      <text:p text:style-name="P13">I compiti che hanno portato alla realizzazione del progetto sono stati cosi’ suddivisi:</text:p>
      <text:p text:style-name="P13"/>
      <text:p text:style-name="P13"><text:span text:style-name="T6">ANALISI DEL PROBLEMA </text:span>→ e’ stata svolta da entrambi i componenti del gruppo;</text:p>
      <text:p text:style-name="P14"/>
      <text:p text:style-name="P14">REALIZZAZIONE DEL MODELLO</text:p>
      <text:p text:style-name="P14"><text:span text:style-name="T7">(COMPRENSIVO DI ECCEZIONI)</text:span>→ il compito e’ stato svolto interamente dallo studente Luca Stocco;</text:p>
      <text:p text:style-name="P15"/>
      <text:p text:style-name="P15">REALIZZAZIONE DELLA VISTA → il compito e’ stato svolto dallo studente Niccolo’ Vettorello;</text:p>
      <text:p text:style-name="P15"/>
      <text:p text:style-name="P15">REALIZZAZIONE DELLA PARTE JAVA → il compito e’ stato svolto dallo studente Niccolo’ Vettorello;</text:p>
      <text:p text:style-name="P15"/>
      <text:p text:style-name="P15">REALIZZAZIONE DEL CONTROLLER → il compito e’ stato svolto dallo studente Niccolo’ Vettorello;</text:p>
      <text:p text:style-name="P15"/>
      <text:p text:style-name="P15">FASE DI COMPILAZIONE, TESTING E DEBUGGING → svolto<text:span text:style-name="T8"> da entrambi i componenti del gruppo;</text:span></text:p>
      <text:p text:style-name="P15"/>
      <text:p text:style-name="P15"/>
      <text:p text:style-name="P5"><text:span text:style-name="T3">3</text:span>) <text:span text:style-name="T3">GERARCHIA DEI TIPI: DESCRIZIONE E USO</text:span></text:p>
      <text:p text:style-name="P5"/>
      <text:p text:style-name="P32">NB <text:span text:style-name="T9">1</text:span><text:span text:style-name="T10">: nel grafico sottostante, le caselle in viola rappresentano le classi scelte come tipi gestiti da KALK, </text:span><text:span text:style-name="T11">quelle tratteggiate sono classi astratte, quelle con linea continua sono concrete</text:span><text:span text:style-name="T10">.</text:span></text:p>
      <text:p text:style-name="P33">NB 2<text:span text:style-name="T10">: con il termine Circuito ci si riferisce alla “mini” gerarchia con classe base Componente</text:span></text:p>
      <text:p text:style-name="P32"><text:span text:style-name="T10"/></text:p>
      <text:p text:style-name="P32"><draw:frame text:anchor-type="paragraph" draw:z-index="45" draw:name="Shape5" draw:style-name="gr21" draw:text-style-name="P55" svg:width="1.228in" svg:height="0.1925in" svg:x="0.6118in" svg:y="0.1453in"><draw:text-box><text:p text:style-name="P50"><text:span text:style-name="T38">EXCEPTIONS</text:span></text:p></draw:text-box></draw:frame><text:span text:style-name="T10"/></text:p>
      <text:p text:style-name="P32"><text:span text:style-name="T10"/></text:p>
      <text:p text:style-name="P32"><draw:custom-shape text:anchor-type="paragraph" draw:z-index="0" draw:name="Shape1" draw:style-name="gr1" draw:text-style-name="P51" svg:width="1.0051in" svg:height="0.5657in" svg:x="0.7374in" svg:y="0.1339in"><text:p text:style-name="P50">EXCEPTION</text:p><draw:enhanced-geometry svg:viewBox="0 0 21600 21600" draw:type="rectangle" draw:enhanced-path="M 0 0 L 21600 0 21600 21600 0 21600 0 0 Z N"/></draw:custom-shape><draw:custom-shape text:anchor-type="paragraph" draw:z-index="44" draw:name="Shape4" draw:style-name="gr22" draw:text-style-name="P54" svg:width="2.3217in" svg:height="1.4587in" svg:x="0.0909in" svg:y="0.0583in"><text:p/><draw:enhanced-geometry svg:viewBox="0 0 21600 21600" draw:type="rectangle" draw:enhanced-path="M 0 0 L 21600 0 21600 21600 0 21600 0 0 Z N"/></draw:custom-shape><text:span text:style-name="T10"/></text:p>
      <text:p text:style-name="P27"><draw:custom-shape text:anchor-type="paragraph" draw:z-index="1" draw:name="Shape1" draw:style-name="gr2" draw:text-style-name="P51" svg:width="0.9524in" svg:height="0.5657in" svg:x="3.0957in" svg:y="0.0646in"><text:p text:style-name="P50">DATO</text:p><draw:enhanced-geometry svg:viewBox="0 0 21600 21600" draw:type="rectangle" draw:enhanced-path="M 0 0 L 21600 0 21600 21600 0 21600 0 0 Z N"/></draw:custom-shape></text:p>
      <text:p text:style-name="P27"/>
      <text:p text:style-name="P27"/>
      <text:p text:style-name="P27"><draw:line text:anchor-type="paragraph" draw:z-index="12" draw:name="Shape2" draw:style-name="gr10" draw:text-style-name="P50" svg:x1="3.4992in" svg:y1="0.8559in" svg:x2="3.4992in" svg:y2="0.1484in"><text:p/></draw:line><draw:line text:anchor-type="paragraph" draw:z-index="13" draw:name="Shape2" draw:style-name="gr10" draw:text-style-name="P50" svg:x1="3.9228in" svg:y1="1.5205in" svg:x2="3.9228in" svg:y2="0.1484in"><text:p/></draw:line><draw:line text:anchor-type="paragraph" draw:z-index="17" draw:name="Shape2" draw:style-name="gr10" draw:text-style-name="P50" svg:x1="4.2417in" svg:y1="0.3602in" svg:x2="4.048in" svg:y2="0.1484in"><text:p/></draw:line><draw:line text:anchor-type="paragraph" draw:z-index="42" draw:name="Shape2" draw:style-name="gr10" draw:text-style-name="P50" svg:x1="2.0035in" svg:y1="0.1992in" svg:x2="1.7425in" svg:y2="0.0575in"><text:p/></draw:line><draw:line text:anchor-type="paragraph" draw:z-index="43" draw:name="Shape2" draw:style-name="gr10" draw:text-style-name="P50" svg:x1="0.5008in" svg:y1="0.2657in" svg:x2="0.7374in" svg:y2="0.0575in"><text:p/></draw:line></text:p>
      <text:p text:style-name="P27"><draw:custom-shape text:anchor-type="paragraph" draw:z-index="40" draw:name="Shape1" draw:style-name="gr1" draw:text-style-name="P51" svg:width="1.0051in" svg:height="0.5657in" svg:x="1.3626in" svg:y="0.039in"><text:p text:style-name="P50">SYNTAX</text:p><text:p text:style-name="P50">EXCEPTION</text:p><draw:enhanced-geometry svg:viewBox="0 0 21600 21600" draw:type="rectangle" draw:enhanced-path="M 0 0 L 21600 0 21600 21600 0 21600 0 0 Z N"/></draw:custom-shape><draw:custom-shape text:anchor-type="paragraph" draw:z-index="41" draw:name="Shape1" draw:style-name="gr1" draw:text-style-name="P51" svg:width="1.0051in" svg:height="0.5657in" svg:x="0.1492in" svg:y="0.1055in"><text:p text:style-name="P50">LOGIC</text:p><text:p text:style-name="P50">EXCEPTION</text:p><draw:enhanced-geometry svg:viewBox="0 0 21600 21600" draw:type="rectangle" draw:enhanced-path="M 0 0 L 21600 0 21600 21600 0 21600 0 0 Z N"/></draw:custom-shape></text:p>
      <text:p text:style-name="P27"><draw:custom-shape text:anchor-type="paragraph" draw:z-index="7" draw:name="Shape1" draw:style-name="gr2" draw:text-style-name="P51" svg:width="0.9524in" svg:height="0.5657in" svg:x="4.2417in" svg:y="0.0398in"><text:p text:style-name="P50">NUMERO</text:p><draw:enhanced-geometry svg:viewBox="0 0 21600 21600" draw:type="rectangle" draw:enhanced-path="M 0 0 L 21600 0 21600 21600 0 21600 0 0 Z N"/></draw:custom-shape></text:p>
      <text:p text:style-name="P28"><draw:custom-shape text:anchor-type="paragraph" draw:z-index="8" draw:name="Shape1" draw:style-name="gr3" draw:text-style-name="P52" svg:width="0.9524in" svg:height="0.5657in" svg:x="5.6043in" svg:y="0.3953in"><text:p text:style-name="P50">RAZ</text:p><draw:enhanced-geometry svg:viewBox="0 0 21600 21600" draw:type="rectangle" draw:enhanced-path="M 0 0 L 21600 0 21600 21600 0 21600 0 0 Z N"/></draw:custom-shape><draw:custom-shape text:anchor-type="paragraph" draw:z-index="9" draw:name="Shape1" draw:style-name="gr8" draw:text-style-name="P51" svg:width="1.0512in" svg:height="0.5657in" svg:x="4.472in" svg:y="1.0575in"><text:p text:style-name="P50">COMPLESSO</text:p><draw:enhanced-geometry svg:viewBox="0 0 21600 21600" draw:type="rectangle" draw:enhanced-path="M 0 0 L 21600 0 21600 21600 0 21600 0 0 Z N"/></draw:custom-shape><draw:line text:anchor-type="paragraph" draw:z-index="18" draw:name="Shape2" draw:style-name="gr10" draw:text-style-name="P50" svg:x1="5.6039in" svg:y1="0.3953in" svg:x2="5.1937in" svg:y2="0.1161in"><text:p/></draw:line><draw:line text:anchor-type="paragraph" draw:z-index="19" draw:name="Shape2" draw:style-name="gr10" draw:text-style-name="P50" svg:x1="4.9346in" svg:y1="1.0579in" svg:x2="4.8602in" svg:y2="0.4445in"><text:p/></draw:line><draw:line text:anchor-type="paragraph" draw:z-index="21" draw:name="Shape2" draw:style-name="gr10" draw:text-style-name="P50" svg:x1="5.6791in" svg:y1="1.9429in" svg:x2="5.4854in" svg:y2="1.6228in"><text:p/></draw:line></text:p>
      <text:p text:style-name="P28"/>
      <text:p text:style-name="P28"><draw:custom-shape text:anchor-type="paragraph" draw:z-index="2" draw:name="Shape1" draw:style-name="gr3" draw:text-style-name="P52" svg:width="0.9524in" svg:height="0.5657in" svg:x="2.8654in" svg:y="0.0543in"><text:p text:style-name="P50">TUPLA</text:p><draw:enhanced-geometry svg:viewBox="0 0 21600 21600" draw:type="rectangle" draw:enhanced-path="M 0 0 L 21600 0 21600 21600 0 21600 0 0 Z N"/></draw:custom-shape></text:p>
      <text:p text:style-name="P28"/>
      <text:p text:style-name="P28"><draw:frame text:anchor-type="paragraph" draw:z-index="47" draw:name="Shape5" draw:style-name="gr21" draw:text-style-name="P55" svg:width="1.228in" svg:height="0.1925in" svg:x="0.8791in" svg:y="0.1583in"><draw:text-box><text:p text:style-name="P50"><text:span text:style-name="T38">CIRCUITO</text:span></text:p></draw:text-box></draw:frame></text:p>
      <text:p text:style-name="P28"/>
      <text:p text:style-name="P28"><draw:custom-shape text:anchor-type="paragraph" draw:z-index="3" draw:name="Shape1" draw:style-name="gr4" draw:text-style-name="P52" svg:width="1.2724in" svg:height="0.5657in" svg:x="2.7035in" svg:y="0.1425in"><text:p text:style-name="P50">COMPONENTE</text:p><draw:enhanced-geometry svg:viewBox="0 0 21600 21600" draw:type="rectangle" draw:enhanced-path="M 0 0 L 21600 0 21600 21600 0 21600 0 0 Z N"/></draw:custom-shape><draw:custom-shape text:anchor-type="paragraph" draw:z-index="46" draw:name="Shape4" draw:style-name="gr23" draw:text-style-name="P54" svg:width="3.9732in" svg:height="1.6898in" svg:x="0.0764in" svg:y="0.0772in"><text:p/><draw:enhanced-geometry svg:viewBox="0 0 21600 21600" draw:type="rectangle" draw:enhanced-path="M 0 0 L 21600 0 21600 21600 0 21600 0 0 Z N"/></draw:custom-shape></text:p>
      <text:p text:style-name="P28"><draw:line text:anchor-type="paragraph" draw:z-index="14" draw:name="Shape2" draw:style-name="gr10" draw:text-style-name="P50" svg:x1="0.4709in" svg:y1="0.9661in" svg:x2="2.7035in" svg:y2="0.1181in"><text:p/></draw:line></text:p>
      <text:p text:style-name="P28"/>
      <text:p text:style-name="P28"/>
      <text:p text:style-name="P28"><draw:line text:anchor-type="paragraph" draw:z-index="15" draw:name="Shape2" draw:style-name="gr10" draw:text-style-name="P50" svg:x1="2.0929in" svg:y1="0.4917in" svg:x2="2.7031in" svg:y2="0.0661in"><text:p/></draw:line><draw:line text:anchor-type="paragraph" draw:z-index="16" draw:name="Shape2" draw:style-name="gr10" draw:text-style-name="P50" svg:x1="3.5437in" svg:y1="0.4697in" svg:x2="3.3654in" svg:y2="0.0661in"><text:p/></draw:line><draw:line text:anchor-type="paragraph" draw:z-index="20" draw:name="Shape2" draw:style-name="gr10" draw:text-style-name="P50" svg:x1="4.5776in" svg:y1="0.45in" svg:x2="4.472in" svg:y2="0.0189in"><text:p/></draw:line></text:p>
      <text:p text:style-name="P28"/>
      <text:p text:style-name="P28"><draw:custom-shape text:anchor-type="paragraph" draw:z-index="5" draw:name="Shape1" draw:style-name="gr6" draw:text-style-name="P51" svg:width="0.9524in" svg:height="0.5657in" svg:x="2.822in" svg:y="0.1484in"><text:p text:style-name="P50">RESISTORE</text:p><draw:enhanced-geometry svg:viewBox="0 0 21600 21600" draw:type="rectangle" draw:enhanced-path="M 0 0 L 21600 0 21600 21600 0 21600 0 0 Z N"/></draw:custom-shape><draw:custom-shape text:anchor-type="paragraph" draw:z-index="10" draw:name="Shape1" draw:style-name="gr3" draw:text-style-name="P52" svg:width="0.9524in" svg:height="0.5657in" svg:x="4.1457in" svg:y="0.1291in"><text:p text:style-name="P50">C_POLARE</text:p><draw:enhanced-geometry svg:viewBox="0 0 21600 21600" draw:type="rectangle" draw:enhanced-path="M 0 0 L 21600 0 21600 21600 0 21600 0 0 Z N"/></draw:custom-shape><draw:custom-shape text:anchor-type="paragraph" draw:z-index="11" draw:name="Shape1" draw:style-name="gr9" draw:text-style-name="P52" svg:width="1.3398in" svg:height="0.5657in" svg:x="5.2252in" svg:y="0.0555in"><text:p text:style-name="P50">C_CARTESIANO</text:p><draw:enhanced-geometry svg:viewBox="0 0 21600 21600" draw:type="rectangle" draw:enhanced-path="M 0 0 L 21600 0 21600 21600 0 21600 0 0 Z N"/></draw:custom-shape></text:p>
      <text:p text:style-name="P28"><draw:custom-shape text:anchor-type="paragraph" draw:z-index="4" draw:name="Shape1" draw:style-name="gr5" draw:text-style-name="P51" svg:width="1.0787in" svg:height="0.5657in" svg:x="0.1283in" svg:y="0.0035in"><text:p text:style-name="P50">INDUTTORE</text:p><draw:enhanced-geometry svg:viewBox="0 0 21600 21600" draw:type="rectangle" draw:enhanced-path="M 0 0 L 21600 0 21600 21600 0 21600 0 0 Z N"/></draw:custom-shape><draw:custom-shape text:anchor-type="paragraph" draw:z-index="6" draw:name="Shape1" draw:style-name="gr7" draw:text-style-name="P53" svg:width="1.4441in" svg:height="0.5661in" svg:x="1.2819in" svg:y="0.0102in"><text:p text:style-name="P50"><text:span text:style-name="T37">CONDENSATORE</text:span></text:p><draw:enhanced-geometry svg:viewBox="0 0 21600 21600" draw:type="rectangle" draw:enhanced-path="M 0 0 L 21600 0 21600 21600 0 21600 0 0 Z N"/></draw:custom-shape></text:p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5"><text:span text:style-name="T12">4</text:span>)<text:span text:style-name="T12"> GUI: DESCRIZIONE <text:s/>E MANUALE UTENTE</text:span></text:p>
      <text:p text:style-name="P13"/>
      <text:p text:style-name="P13"><draw:custom-shape text:anchor-type="paragraph" draw:z-index="22" draw:name="Shape3" draw:style-name="gr11" draw:text-style-name="P51" svg:width="1.1307in" svg:height="0.4315in" svg:x="1.922in" svg:y="0.002in"><text:p text:style-name="P50">CONTROLLER</text:p><text:p text:style-name="P50">VIEW</text:p><draw:enhanced-geometry svg:viewBox="0 0 21600 21600" draw:type="rectangle" draw:enhanced-path="M 0 0 L 21600 0 21600 21600 0 21600 0 0 Z N"/></draw:custom-shape><draw:custom-shape text:anchor-type="paragraph" draw:z-index="23" draw:name="Shape3" draw:style-name="gr12" draw:text-style-name="P51" svg:width="0.915in" svg:height="0.4315in" svg:x="0.4638in" svg:y="0.0543in"><text:p text:style-name="P50">STARTUP</text:p><text:p text:style-name="P50">VIEW</text:p><draw:enhanced-geometry svg:viewBox="0 0 21600 21600" draw:type="rectangle" draw:enhanced-path="M 0 0 L 21600 0 21600 21600 0 21600 0 0 Z N"/></draw:custom-shape></text:p>
      <text:p text:style-name="P13"><draw:custom-shape text:anchor-type="paragraph" draw:z-index="24" draw:name="Shape3" draw:style-name="gr11" draw:text-style-name="P51" svg:width="1.1307in" svg:height="0.4315in" svg:x="3.7083in" svg:y="0in"><text:p text:style-name="P50">SPECIALIZED</text:p><text:p text:style-name="P50">VIEW</text:p><draw:enhanced-geometry svg:viewBox="0 0 21600 21600" draw:type="rectangle" draw:enhanced-path="M 0 0 L 21600 0 21600 21600 0 21600 0 0 Z N"/></draw:custom-shape></text:p>
      <text:p text:style-name="P13"/>
      <text:p text:style-name="P13"><draw:custom-shape text:anchor-type="paragraph" draw:z-index="25" draw:name="Shape3" draw:style-name="gr13" draw:text-style-name="P51" svg:width="0.9677in" svg:height="0.3398in" svg:x="5.5445in" svg:y="0.0445in"><text:p text:style-name="P50">VTUPLA</text:p><draw:enhanced-geometry svg:viewBox="0 0 21600 21600" draw:type="rectangle" draw:enhanced-path="M 0 0 L 21600 0 21600 21600 0 21600 0 0 Z N"/></draw:custom-shape><draw:line text:anchor-type="paragraph" draw:z-index="30" draw:name="Shape2" draw:style-name="gr10" draw:text-style-name="P50" svg:x1="5.5445in" svg:y1="0.1768in" svg:x2="4.839in" svg:y2="0.1102in"><text:p/></draw:line><draw:line text:anchor-type="paragraph" draw:z-index="31" draw:name="Shape2" draw:style-name="gr10" draw:text-style-name="P50" svg:x1="4.7496in" svg:y1="0.402in" svg:x2="4.6898in" svg:y2="0.1102in"><text:p/></draw:line><draw:frame text:anchor-type="paragraph" draw:z-index="39" draw:name="Shape5" draw:style-name="gr21" draw:text-style-name="P55" svg:width="1.228in" svg:height="0.1925in" svg:x="0.961in" svg:y="0.0945in"><draw:text-box><text:p text:style-name="P50"><text:span text:style-name="T38">ITEMS</text:span></text:p></draw:text-box></draw:frame></text:p>
      <text:p text:style-name="P13"/>
      <text:p text:style-name="P13"><draw:custom-shape text:anchor-type="paragraph" draw:z-index="26" draw:name="Shape3" draw:style-name="gr11" draw:text-style-name="P51" svg:width="1.1307in" svg:height="0.4315in" svg:x="4.311in" svg:y="0.0811in"><text:p text:style-name="P50">NUMERICAL</text:p><text:p text:style-name="P50">INSERT</text:p><draw:enhanced-geometry svg:viewBox="0 0 21600 21600" draw:type="rectangle" draw:enhanced-path="M 0 0 L 21600 0 21600 21600 0 21600 0 0 Z N"/></draw:custom-shape><draw:custom-shape text:anchor-type="paragraph" draw:z-index="38" draw:name="Shape4" draw:style-name="gr20" draw:text-style-name="P54" svg:width="2.4705in" svg:height="2.3295in" svg:x="0.3445in" svg:y="0.0272in"><text:p/><draw:enhanced-geometry svg:viewBox="0 0 21600 21600" draw:type="rectangle" draw:enhanced-path="M 0 0 L 21600 0 21600 21600 0 21600 0 0 Z N"/></draw:custom-shape></text:p>
      <text:p text:style-name="P13"><draw:custom-shape text:anchor-type="paragraph" draw:z-index="36" draw:name="Shape3" draw:style-name="gr18" draw:text-style-name="P51" svg:width="1.2059in" svg:height="0.5953in" svg:x="0.9311in" svg:y="0.0528in"><text:p text:style-name="P50">KALKBUTTON</text:p><draw:enhanced-geometry svg:viewBox="0 0 21600 21600" draw:type="rectangle" draw:enhanced-path="M 0 0 L 21600 0 21600 21600 0 21600 0 0 Z N"/></draw:custom-shape><text:soft-page-break/></text:p>
      <text:p text:style-name="P13"><draw:line text:anchor-type="paragraph" draw:z-index="32" draw:name="Shape2" draw:style-name="gr10" draw:text-style-name="P50" svg:x1="3.4917in" svg:y1="0.5118in" svg:x2="4.311in" svg:y2="0.1417in"><text:p/></draw:line></text:p>
      <text:p text:style-name="P13"><draw:line text:anchor-type="paragraph" draw:z-index="33" draw:name="Shape2" draw:style-name="gr10" draw:text-style-name="P50" svg:x1="4.9425in" svg:y1="0.3248in" svg:x2="5.0169in" svg:y2="0.0311in"><text:p/></draw:line><draw:line text:anchor-type="paragraph" draw:z-index="34" draw:name="Shape2" draw:style-name="gr10" draw:text-style-name="P50" svg:x1="6.0516in" svg:y1="0.3386in" svg:x2="5.4417in" svg:y2="0.0311in"><text:p/></draw:line></text:p>
      <text:p text:style-name="P13"/>
      <text:p text:style-name="P13"><draw:custom-shape text:anchor-type="paragraph" draw:z-index="27" draw:name="Shape3" draw:style-name="gr14" draw:text-style-name="P51" svg:width="0.6031in" svg:height="0.4315in" svg:x="3.0752in" svg:y="0.0307in"><text:p text:style-name="P50">VRAZ</text:p><draw:enhanced-geometry svg:viewBox="0 0 21600 21600" draw:type="rectangle" draw:enhanced-path="M 0 0 L 21600 0 21600 21600 0 21600 0 0 Z N"/></draw:custom-shape><draw:custom-shape text:anchor-type="paragraph" draw:z-index="28" draw:name="Shape3" draw:style-name="gr15" draw:text-style-name="P51" svg:width="1.0496in" svg:height="0.4315in" svg:x="3.8929in" svg:y="0.0043in"><text:p text:style-name="P50">VCIRCUITO</text:p><draw:enhanced-geometry svg:viewBox="0 0 21600 21600" draw:type="rectangle" draw:enhanced-path="M 0 0 L 21600 0 21600 21600 0 21600 0 0 Z N"/></draw:custom-shape><draw:custom-shape text:anchor-type="paragraph" draw:z-index="29" draw:name="Shape3" draw:style-name="gr16" draw:text-style-name="P51" svg:width="1.2051in" svg:height="0.4315in" svg:x="5.1063in" svg:y="0.0181in"><text:p text:style-name="P50">VCOMPLESSO</text:p><draw:enhanced-geometry svg:viewBox="0 0 21600 21600" draw:type="rectangle" draw:enhanced-path="M 0 0 L 21600 0 21600 21600 0 21600 0 0 Z N"/></draw:custom-shape><draw:custom-shape text:anchor-type="paragraph" draw:z-index="37" draw:name="Shape3" draw:style-name="gr19" draw:text-style-name="P51" svg:width="1.6669in" svg:height="0.5441in" svg:x="0.7161in" svg:y="0.1035in"><text:p text:style-name="P50">KALKHELPWINDOW</text:p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3"/>
      <text:p text:style-name="P13"><draw:custom-shape text:anchor-type="paragraph" draw:z-index="35" draw:name="Shape3" draw:style-name="gr17" draw:text-style-name="P51" svg:width="2.1059in" svg:height="0.7441in" svg:x="0.4839in" svg:y="0.0992in"><text:p text:style-name="P50">KALKPLAINTEXTEDIT</text:p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5"/>
      <text:p text:style-name="P5"/>
      <text:p text:style-name="P4"><text:span text:style-name="T29">5</text:span>) <text:span text:style-name="T1">CONTROLLER</text:span></text:p>
      <text:p text:style-name="P23"/>
      <text:p text:style-name="P21"/>
      <text:p text:style-name="P5"/>
      <text:p text:style-name="P4"><text:span text:style-name="T1">6</text:span>) ANALISI DELLE TEMPISTICHE</text:p>
      <text:p text:style-name="P4"/>
      <text:p text:style-name="P24">Le seguenti sono le tempistiche relative alla parte svolta dallo studente Luca<text:span text:style-name="T36"> Stocco</text:span>. <text:span text:style-name="T6">La soglia di 50 ore disponibili e’ stata leggermente sforata</text:span>:</text:p>
      <text:p text:style-name="P24"/>
      <text:p text:style-name="P30">ANALISI DEL PROBLEMA → <text:span text:style-name="T31">circa 7 ore</text:span>;</text:p>
      <text:p text:style-name="P30"><text:span text:style-name="T35">PROGETTAZIONE MODELLO</text:span>→ <text:span text:style-name="T31">circa </text:span><text:span text:style-name="T33">10</text:span><text:span text:style-name="T31"> ore;</text:span></text:p>
      <text:p text:style-name="P43">REALIZZAZIONE DEL CODICE DEL <text:span text:style-name="T35">MODELLO</text:span> → <text:span text:style-name="T31">circa </text:span><text:span text:style-name="T33">30</text:span><text:span text:style-name="T31"> ore;</text:span></text:p>
      <text:p text:style-name="P44"><text:span text:style-name="T35">REVISIONE</text:span> → <text:span text:style-name="T31">circa </text:span><text:span text:style-name="T33">9</text:span><text:span text:style-name="T31"> ore;</text:span></text:p>
      <text:p text:style-name="P44">TESTING E DEBUGGING<text:span text:style-name="T31"> → circa 5 ore;</text:span></text:p>
      <text:p text:style-name="P6"/>
      <text:p text:style-name="P6"/>
      <text:p text:style-name="P4"><text:span text:style-name="T1">7</text:span>) AMBIENTE DI SVILUPPO</text:p>
      <text:p text:style-name="P4"/>
      <text:p text:style-name="P26">Oltre al computer del laboratorio, lo studente <text:span text:style-name="T36">Luca Stocco</text:span> ha usato un ambiente di sviluppo con le seguenti caratteristiche:</text:p>
      <text:list xml:id="list7990448628710907700" text:style-name="L11">
        <text:list-item>
          <text:p text:style-name="P25">SISTEMA OPERATIVO : <text:span text:style-name="T36">OpenSuse Leap 15</text:span></text:p>
        </text:list-item>
        <text:list-item>
          <text:p text:style-name="P25">COMPILATORE : g++ <text:span text:style-name="T36">7.3.1</text:span></text:p>
        </text:list-item>
        <text:list-item>
          <text:p text:style-name="P25">LIBRERIA QT : <text:span text:style-name="T36">non necessaria per la realizzazione del Modello</text:span></text:p>
        </text:list-item>
      </text:list>
      <text:p text:style-name="P4"/>
      <text:p text:style-name="P4"><text:span text:style-name="T1">8</text:span>) ISTRUZIONI PER LA COMPILA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7:41:26.911532288</meta:creation-date>
    <dc:date>2018-09-03T19:10:26.305776080</dc:date>
    <meta:editing-duration>PT1H18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50" meta:word-count="410" meta:character-count="2621" meta:non-whitespace-character-count="2267"/>
  </office:meta>
</office:document-meta>
</file>